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fill-gradient-name="Gradient_20_1" draw:fill-hatch-name="Black_20_45_20_Degrees_20_Wide" draw:fill-hatch-solid="false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svg:stroke-width="0.051cm" draw:marker-start="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fo:text-shadow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796cm" svg:height="4.668cm" svg:x="5.445cm" svg:y="5.222cm">
          <text:p/>
        </draw:ellipse>
        <draw:line draw:style-name="gr2" draw:text-style-name="P1" draw:layer="layout" svg:x1="13.631cm" svg:y1="3.78cm" svg:x2="7.916cm" svg:y2="7.59cm">
          <text:p/>
        </draw:line>
        <draw:line draw:style-name="gr3" draw:text-style-name="P1" draw:layer="layout" svg:x1="13.631cm" svg:y1="3.78cm" svg:x2="7.916cm" svg:y2="5.222cm">
          <text:p/>
        </draw:line>
        <draw:line draw:style-name="gr4" draw:text-style-name="P1" draw:layer="layout" svg:x1="7.985cm" svg:y1="5.222cm" svg:x2="7.916cm" svg:y2="7.59cm">
          <text:p/>
        </draw:line>
        <draw:frame draw:style-name="gr5" draw:layer="layout" svg:width="0.853cm" svg:height="0.963cm" svg:x="7.767cm" svg:y="4.175cm">
          <draw:text-box>
            <text:p>p</text:p>
          </draw:text-box>
        </draw:frame>
        <draw:frame draw:style-name="gr5" draw:layer="layout" svg:width="0.82cm" svg:height="0.963cm" svg:x="13.7cm" svg:y="4.743cm">
          <draw:text-box>
            <text:p>k</text:p>
          </draw:text-box>
        </draw:frame>
        <draw:frame draw:style-name="gr5" draw:layer="layout" svg:width="1.044cm" svg:height="1.17cm" svg:x="6.715cm" svg:y="6.598cm">
          <draw:text-box>
            <text:p>k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3T22:17:00.48</meta:creation-date>
    <dc:date>2009-11-03T22:33:14.10</dc:date>
    <meta:editing-duration>PT00H10M06S</meta:editing-duration>
    <meta:editing-cycles>2</meta:editing-cycles>
    <meta:generator>OpenOffice.org/3.1$Win32 OpenOffice.org_project/310m19$Build-9420</meta:generator>
    <meta:document-statistic meta:object-count="7"/>
  </office:meta>
</office:document-meta>
</file>